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a37cac"/>
    </style:style>
    <style:style style:name="P2" style:family="paragraph" style:parent-style-name="Standard">
      <style:text-properties officeooo:rsid="00b24d5c" officeooo:paragraph-rsid="00b24d5c"/>
    </style:style>
    <style:style style:name="P3" style:family="paragraph" style:parent-style-name="Text_20_body">
      <style:text-properties officeooo:rsid="00b84f22" officeooo:paragraph-rsid="00b84f22"/>
    </style:style>
    <style:style style:name="T1" style:family="text">
      <style:text-properties officeooo:rsid="00a37cac"/>
    </style:style>
    <style:style style:name="T2" style:family="text">
      <style:text-properties officeooo:rsid="00a3e498"/>
    </style:style>
    <style:style style:name="T3" style:family="text">
      <style:text-properties officeooo:rsid="00a4a663"/>
    </style:style>
    <style:style style:name="T4" style:family="text">
      <style:text-properties officeooo:rsid="00a5e25f"/>
    </style:style>
    <style:style style:name="T5" style:family="text">
      <style:text-properties officeooo:rsid="00a622db"/>
    </style:style>
    <style:style style:name="T6" style:family="text">
      <style:text-properties officeooo:rsid="00a9ade7"/>
    </style:style>
    <style:style style:name="T7" style:family="text">
      <style:text-properties officeooo:rsid="00ab6d1a"/>
    </style:style>
    <style:style style:name="T8" style:family="text">
      <style:text-properties officeooo:rsid="00ad4531"/>
    </style:style>
    <style:style style:name="T9" style:family="text">
      <style:text-properties officeooo:rsid="00ad7eff"/>
    </style:style>
    <style:style style:name="T10" style:family="text">
      <style:text-properties officeooo:rsid="00ae6d36"/>
    </style:style>
    <style:style style:name="T11" style:family="text">
      <style:text-properties officeooo:rsid="00b06b90"/>
    </style:style>
    <style:style style:name="T12" style:family="text">
      <style:text-properties officeooo:rsid="00b30402"/>
    </style:style>
    <style:style style:name="T13" style:family="text">
      <style:text-properties officeooo:rsid="00b46144"/>
    </style:style>
    <style:style style:name="T14" style:family="text">
      <style:text-properties officeooo:rsid="00b477ef"/>
    </style:style>
    <style:style style:name="T15" style:family="text">
      <style:text-properties officeooo:rsid="00b54977"/>
    </style:style>
    <style:style style:name="T16" style:family="text">
      <style:text-properties officeooo:rsid="00b62ed7"/>
    </style:style>
    <style:style style:name="T17" style:family="text">
      <style:text-properties officeooo:rsid="00b63f08"/>
    </style:style>
    <style:style style:name="T18" style:family="text">
      <style:text-properties officeooo:rsid="00b6f06d"/>
    </style:style>
    <style:style style:name="T19" style:family="text">
      <style:text-properties officeooo:rsid="00b75e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ex Shah</text:p>
      <text:p text:style-name="Standard">EN.695.741.81.SP25 Information Assurance Analysis</text:p>
      <text:p text:style-name="Standard">Mod 1 Assignment 1 Part 1</text:p>
      <text:p text:style-name="Standard">January 26, 2025</text:p>
      <text:p text:style-name="Standard"/>
      <text:h text:style-name="Heading_20_1" text:outline-level="1">SQLSlammer</text:h>
      <text:p text:style-name="Standard">The SQL Slammer worm leverages the CVE-2002-0649 vulnerability to buffer overflow the Resolution Service for MySQL Server 2000 and Microsoft Desktop Engine in order to remotely execute code and spread to other systems. The advisory pages from the 2002/2003 period give the worm different advisory numbers such as NVD NIST Page describing the CVE and lists the severity as “7.5 High”. Microsoft’s Security Bulletin names the vulnerability “Q323875” and calls the severity “Critical”. Bugtraq calls the vulnerability “#NISR25072002” with the Severity “Critical/Very High”. And Carnegie Mellon calls the vulnerability “VU#399260” and states the “severity metric” as “43.28”. <text:s/>There don’t appear to be variants listed on the advisory pages, and across the security advisories the description of the mechanism and affected software are the same, describing the same payload, while the name given to the vulnerability, identifying numbers, and severity score vary.</text:p>
      <text:p text:style-name="Standard"/>
      <text:p text:style-name="Standard">Advisories:</text:p>
      <text:p text:style-name="Standard"><text:a xlink:type="simple" xlink:href="https://nvd.nist.gov/vuln/detail/CVE-2002-0649#vulnCurrentDescriptionTitle" text:style-name="Internet_20_link" text:visited-style-name="Visited_20_Internet_20_Link">https://nvd.nist.gov/vuln/detail/CVE-2002-0649#vulnCurrentDescriptionTitle</text:a></text:p>
      <text:p text:style-name="Standard"><text:a xlink:type="simple" xlink:href="https://www.cve.org/CVERecord?id=CVE-2002-0649" text:style-name="Internet_20_link" text:visited-style-name="Visited_20_Internet_20_Link">https://www.cve.org/CVERecord?id=CVE-2002-0649</text:a></text:p>
      <text:p text:style-name="Standard"><text:a xlink:type="simple" xlink:href="https://marc.info/?l=bugtraq&amp;m=102760196931518&amp;w=2" text:style-name="Internet_20_link" text:visited-style-name="Visited_20_Internet_20_Link">https://marc.info/?l=bugtraq&amp;m=102760196931518&amp;w=2</text:a></text:p>
      <text:p text:style-name="Standard"><text:a xlink:type="simple" xlink:href="https://www.kb.cert.org/vuls/id/399260" text:style-name="Internet_20_link" text:visited-style-name="Visited_20_Internet_20_Link">https://www.kb.cert.org/vuls/id/399260</text:a></text:p>
      <text:p text:style-name="Standard"><text:a xlink:type="simple" xlink:href="https://learn.microsoft.com/en-us/security-updates/securitybulletins/2002/ms02-039" text:style-name="Internet_20_link" text:visited-style-name="Visited_20_Internet_20_Link">https://learn.microsoft.com/en-us/security-updates/securitybulletins/2002/ms02-039</text:a></text:p>
      <text:p text:style-name="Standard"><text:a xlink:type="simple" xlink:href="https://seclists.org/fulldisclosure/2003/Jan/240" text:style-name="Internet_20_link" text:visited-style-name="Visited_20_Internet_20_Link">https://seclists.org/fulldisclosure/2003/Jan/240</text:a></text:p>
      <text:p text:style-name="Standard"/>
      <text:p text:style-name="Standard">Propagation</text:p>
      <text:p text:style-name="Standard"/>
      <text:p text:style-name="Standard">The SQL Slammer worm infects a host running MS SQL or MSDE 2000 running with port 1434 open to UDP and executes a buffer overflow/overrun with the privileges of the SQL Service account from a flaw in the SQL Server Resolution Service. It then uses pseudo random number generation to get a new target to spread to, and sends the worm payload in a single packet to the same port (1434, UDP) on the target address to attempt to infect an unpatched host.</text:p>
      <text:p text:style-name="Standard"/>
      <text:p text:style-name="Standard">Detection</text:p>
      <text:p text:style-name="Standard">The Slammer code fits into a single packet and targets port 1434 on UDP where the SQL Server Resolution Service is expected to run. If traffic to that port is encountered, especially with a payload matching the Slammer worm, the infection attempt can be detected in logs and alerting software such as at the firewall. The service was patched, and it was recommended to block port 1434 to external connections to prevent infection, so unexpected traffic to that port would be detectable, and scanning the packet would reveal the payload. There don’t appear to be variants listed in the advisories, so detection would consist of analyzing traffic patterns and looking for the payload.</text:p>
      <text:p text:style-name="P1"/>
      <text:h text:style-name="Heading_20_1" text:outline-level="1">WannaCry</text:h>
      <text:p text:style-name="Standard">WannaCry ransomware exploits a vulnerability in Microsoft SMBv1 servers to execute remote code on a vulnerable system. The vulnerability is described as “High” or “Critical” by Microsoft and “High” by <text:soft-page-break/>Nmap/Seclists and is denoted by CVE-2017-0144 and CVE-2017-0145 or Microsoft’s security advisory name “MS17-010”. There are many variants to the WannaCry payload as noted by the Tripwire article that over 12,000 variants had been detected with Sophos finding that 10 variants accounted for 3.4 million out of 5.1 million detected infection attempts. It was suggested that the variants were created by multiple groups for their own ransomware targeting purposes. There are multiple CVEs relating to the SMB vulnerability such as CVE-2017-0143, CVE-2017-0144, CVE-2017-0145, and CVE-2017-0148 with CVE-2017-0144 and CVE-2017-0145 being the most commonly cited for the vulnerability in SMBv1 used to propagate WannaCry. The WannaCry ransomware is also given other names such as WannaCrypt, and Wcry and originates from the “EternalBlue” and similar malware that leverage the same exploits. Similar ransomware attacks with different names were launched with the same exploit such as NotPetya and BadRabbit. </text:p>
      <text:p text:style-name="Standard"/>
      <text:p text:style-name="Standard">Advisories</text:p>
      <text:p text:style-name="Standard"><text:a xlink:type="simple" xlink:href="https://learn.microsoft.com/en-us/security-updates/SecurityBulletins/2017/ms17-010" text:style-name="Internet_20_link" text:visited-style-name="Visited_20_Internet_20_Link">https://learn.microsoft.com/en-us/security-updates/SecurityBulletins/2017/ms17-010</text:a></text:p>
      <text:p text:style-name="Standard"><text:a xlink:type="simple" xlink:href="https://cve.mitre.org/cgi-bin/cvename.cgi?name=CVE-2017-0145" text:style-name="Internet_20_link" text:visited-style-name="Visited_20_Internet_20_Link">https://cve.mitre.org/cgi-bin/cvename.cgi?name=CVE-2017-0145</text:a></text:p>
      <text:p text:style-name="Standard"><text:a xlink:type="simple" xlink:href="https://nvd.nist.gov/vuln/detail/CVE-2017-0145" text:style-name="Internet_20_link" text:visited-style-name="Visited_20_Internet_20_Link">https://nvd.nist.gov/vuln/detail/CVE-2017-0145</text:a></text:p>
      <text:p text:style-name="Standard"/>
      <text:p text:style-name="Standard">Propagation</text:p>
      <text:p text:style-name="Standard">The SMBv1 vulnerability allows remote execution on unpatched hosts running Microsoft operating systems. This allows an attacker to use an infected host to scan local devices and move laterally within a network, or using the devices to attempt to propagate to new networks by targeting a new IP on common SMB ports like 445 with a maliciously crafted packet that causes a buffer overflow and executes shellcode.</text:p>
      <text:p text:style-name="Standard"/>
      <text:p text:style-name="Standard"><text:a xlink:type="simple" xlink:href="https://www.sentinelone.com/blog/eternalblue-nsa-developed-exploit-just-wont-die/" text:style-name="Internet_20_link" text:visited-style-name="Visited_20_Internet_20_Link">https://www.sentinelone.com/blog/eternalblue-nsa-developed-exploit-just-wont-die/</text:a></text:p>
      <text:p text:style-name="Standard"/>
      <text:p text:style-name="Standard">Detection</text:p>
      <text:p text:style-name="Standard">Some variants of the malware check for a kill switch domain before proceeding, so network calls to these hardcoded domains can provide evidence that a device is infected and should be isolated. Once the program has executed and encrypted local files, the ransomware makes itself known by demanding payment to decrypt. Later variants of the original checked for different hardcoded domains, which were registered by security research groups to prevent the spread of the ransomware by halting the program at the domain check. But later variants did not use the domain kill switch. Researchers also found methods to decrypt the data from flaws in Windows Encryption APIs and tools were created to subvert the ransom across variants. So network callouts to these domains can be detected and the processes that run the encryption can be detected as well from signature matching.</text:p>
      <text:p text:style-name="Standard"/>
      <text:h text:style-name="Heading_20_1" text:outline-level="1">Duqu</text:h>
      <text:p text:style-name="Standard">Duqu and Duqu 2.0 are advanced persistent malware that use multiple exploits in Microsoft operating systems which also used advanced tactics to avoid detection. There are multiple exploits used which Microsoft names MS11-087, MS14-058, MS15-061, and MS14-068 for CVE’s CVE-2011-3402, CVE-2015-2360, CVE-2014-4148, and CVE-2014-6324. </text:p>
      <text:p text:style-name="Standard"/>
      <text:p text:style-name="Standard">Advisories</text:p>
      <text:p text:style-name="Standard"><text:a xlink:type="simple" xlink:href="https://www.cisa.gov/news-events/ics-alerts/ics-alert-11-291-01e" text:style-name="Internet_20_link" text:visited-style-name="Visited_20_Internet_20_Link">https://www.cisa.gov/news-events/ics-alerts/ics-alert-11-291-01e</text:a></text:p>
      <text:p text:style-name="Standard"/>
      <text:p text:style-name="Standard"><text:a xlink:type="simple" xlink:href="https://nvd.nist.gov/vuln/detail/CVE-2011-3402" text:style-name="Internet_20_link" text:visited-style-name="Visited_20_Internet_20_Link">https://nvd.nist.gov/vuln/detail/CVE-2011-3402</text:a></text:p>
      <text:p text:style-name="Standard"><text:a xlink:type="simple" xlink:href="https://learn.microsoft.com/en-us/security-updates/securitybulletins/2011/ms11-087" text:style-name="Internet_20_link" text:visited-style-name="Visited_20_Internet_20_Link"><text:soft-page-break/>https://learn.microsoft.com/en-us/security-updates/securitybulletins/2011/ms11-087</text:a></text:p>
      <text:p text:style-name="Standard"/>
      <text:p text:style-name="Standard"><text:a xlink:type="simple" xlink:href="https://nvd.nist.gov/vuln/detail/CVE-2015-2360" text:style-name="Internet_20_link" text:visited-style-name="Visited_20_Internet_20_Link">https://nvd.nist.gov/vuln/detail/CVE-2015-2360</text:a></text:p>
      <text:p text:style-name="Standard"><text:a xlink:type="simple" xlink:href="https://learn.microsoft.com/en-us/security-updates/securitybulletins/2015/ms15-061" text:style-name="Internet_20_link" text:visited-style-name="Visited_20_Internet_20_Link">https://learn.microsoft.com/en-us/security-updates/securitybulletins/2015/ms15-061</text:a></text:p>
      <text:p text:style-name="Standard"/>
      <text:p text:style-name="Standard"><text:a xlink:type="simple" xlink:href="https://nvd.nist.gov/vuln/detail/CVE-2014-4148" text:style-name="Internet_20_link" text:visited-style-name="Visited_20_Internet_20_Link">https://nvd.nist.gov/vuln/detail/CVE-2014-4148</text:a></text:p>
      <text:p text:style-name="Standard"><text:a xlink:type="simple" xlink:href="https://learn.microsoft.com/en-us/security-updates/securitybulletins/2014/ms14-058" text:style-name="Internet_20_link" text:visited-style-name="Visited_20_Internet_20_Link">https://learn.microsoft.com/en-us/security-updates/securitybulletins/2014/ms14-058</text:a></text:p>
      <text:p text:style-name="Standard"><text:a xlink:type="simple" xlink:href="https://nvd.nist.gov/vuln/detail/CVE-2014-6324" text:style-name="Internet_20_link" text:visited-style-name="Visited_20_Internet_20_Link"/></text:p>
      <text:p text:style-name="Standard"><text:a xlink:type="simple" xlink:href="https://nvd.nist.gov/vuln/detail/CVE-2014-6324" text:style-name="Internet_20_link" text:visited-style-name="Visited_20_Internet_20_Link">https://nvd.nist.gov/vuln/detail/CVE-2014-6324</text:a></text:p>
      <text:p text:style-name="Standard"><text:a xlink:type="simple" xlink:href="https://www.cisa.gov/news-events/alerts/2014/11/19/microsoft-windows-kerberos-kdc-remote-privilege-escalation" text:style-name="Internet_20_link" text:visited-style-name="Visited_20_Internet_20_Link"/></text:p>
      <text:p text:style-name="Standard"><text:a xlink:type="simple" xlink:href="https://www.cisa.gov/news-events/alerts/2014/11/19/microsoft-windows-kerberos-kdc-remote-privilege-escalation" text:style-name="Internet_20_link" text:visited-style-name="Visited_20_Internet_20_Link">https://www.cisa.gov/news-events/alerts/2014/11/19/microsoft-windows-kerberos-kdc-remote-privilege-escalation</text:a></text:p>
      <text:p text:style-name="Standard"><text:a xlink:type="simple" xlink:href="https://marc.info/?l=bugtraq&amp;m=142350249315918&amp;w=2" text:style-name="Internet_20_link" text:visited-style-name="Visited_20_Internet_20_Link"/></text:p>
      <text:p text:style-name="Standard"><text:a xlink:type="simple" xlink:href="https://marc.info/?l=bugtraq&amp;m=142350249315918&amp;w=2" text:style-name="Internet_20_link" text:visited-style-name="Visited_20_Internet_20_Link">https://marc.info/?l=bugtraq&amp;m=142350249315918&amp;w=2</text:a></text:p>
      <text:p text:style-name="Standard"><text:a xlink:type="simple" xlink:href="https://learn.microsoft.com/en-us/security-updates/SecurityBulletins/2014/ms14-068" text:style-name="Internet_20_link" text:visited-style-name="Visited_20_Internet_20_Link">https://learn.microsoft.com/en-us/security-updates/SecurityBulletins/2014/ms14-068</text:a></text:p>
      <text:p text:style-name="Standard"/>
      <text:p text:style-name="Standard">Propagation</text:p>
      <text:p text:style-name="Standard">Duqu does not spread on its own according to CISA. But it moves laterally within a network/Windows domain once an initial infection leads to elevated domain privileges. For example in a publication by Infosec Institute, a Duqu 2.0 attacker used spear phishing to target an individual at Kaspersky by email where a Word document attachment contained an exploit in TrueType font parsing. This gave access to an unprivileged domain user which was used to achieve domain administrator privileges from another exploit. This could then be used to infect other computers in the domain via Microsoft installer packages (.msi) sent remotely to the machines and started with Task Scheduler.</text:p>
      <text:p text:style-name="Standard"/>
      <text:p text:style-name="Standard">Detection</text:p>
      <text:p text:style-name="Standard">The malware runs in memory and writes no files to disk making detection difficult, but in the spear phishing example the target user’s email inbox and web history had been erased, raising suspicions. Some variants, noted by Symantec in the Infosec Institute article, create a backdoor to multiple machines to retain persistence, and use stolen certificates from Foxconn/Hon Hair Precision to sign a driver. The compromised certificates and signed packages can be detected. The drivers were used in gateways and network devices to achieve access and prevent logging, which use premade passphrases which can be identified in malicious code as well as using cookie headers with hardcoded strings when sending messages to C&amp;C servers. The code also connects to Microsoft URLs to get proxy addresses in order to indirectly connect to C&amp;C servers. The malicious code also activated newly infected hosts with a hardcoded string over an SMB network pipe that can be detected. Variants of Duqu also hide their connection to the C&amp;C server with encrypted data at the end of different image formats, and variants use different user agent strings. These various hardcoded strings, common URLs, and some common hashes of packages and payloads can allow detection of the Duqu malware. These common addresses and hashes are enumerated through indicators of compromise such as files SecureLists released which can be used to prevent connections and distribution of related files in a network.</text:p>
      <text:p text:style-name="Standard"/>
      <text:p text:style-name="Standard"><text:a xlink:type="simple" xlink:href="https://securelist.com/the-mystery-of-duqu-2-0-a-sophisticated-cyberespionage-actor-returns/70504/" text:style-name="Internet_20_link" text:visited-style-name="Visited_20_Internet_20_Link">https://securelist.com/the-mystery-of-duqu-2-0-a-sophisticated-cyberespionage-actor-returns/70504/</text:a></text:p>
      <text:p text:style-name="Standard"><text:a xlink:type="simple" xlink:href="https://www.infosecinstitute.com/resources/malware-analysis/duqu-2-0-the-most-sophisticated-malware-ever-seen/" text:style-name="Internet_20_link" text:visited-style-name="Visited_20_Internet_20_Link">https://www.infosecinstitute.com/resources/malware-analysis/duqu-2-0-the-most-sophisticated-malware-ever-seen/</text:a></text:p>
      <text:p text:style-name="Standard"/>
      <text:h text:style-name="Heading_20_1" text:outline-level="1"><text:soft-page-break/>Flame</text:h>
      <text:p text:style-name="Standard">Flame is a large virus toolkit that uses several exploits on Microsoft’s operating systems including ones previously seen in Stuxnet. Some were used in the initial infection such as by email or infected flash drives like CVE-2010-2568 which Microsoft calls MS10-­‐046. And to move laterally with CVE-2010-2729 which Microsoft calls MS10-061. </text:p>
      <text:p text:style-name="Standard">Advisories</text:p>
      <text:p text:style-name="Standard"><text:a xlink:type="simple" xlink:href="https://attack.mitre.org/software/S0143/" text:style-name="Internet_20_link" text:visited-style-name="Visited_20_Internet_20_Link">https://attack.mitre.org/software/S0143/</text:a></text:p>
      <text:p text:style-name="Standard"><text:a xlink:type="simple" xlink:href="https://nvd.nist.gov/vuln/detail/CVE-2010-2568" text:style-name="Internet_20_link" text:visited-style-name="Visited_20_Internet_20_Link">https://nvd.nist.gov/vuln/detail/CVE-2010-2568</text:a></text:p>
      <text:p text:style-name="Standard"><text:a xlink:type="simple" xlink:href="https://learn.microsoft.com/en-us/security-updates/SecurityBulletins/2010/ms10-046" text:style-name="Internet_20_link" text:visited-style-name="Visited_20_Internet_20_Link">https://learn.microsoft.com/en-us/security-updates/SecurityBulletins/2010/ms10-046</text:a></text:p>
      <text:p text:style-name="Standard"><text:a xlink:type="simple" xlink:href="https://nvd.nist.gov/vuln/detail/CVE-2010-2729" text:style-name="Internet_20_link" text:visited-style-name="Visited_20_Internet_20_Link">https://nvd.nist.gov/vuln/detail/CVE-2010-2729</text:a></text:p>
      <text:p text:style-name="Standard"><text:a xlink:type="simple" xlink:href="https://learn.microsoft.com/en-us/security-updates/SecurityBulletins/2010/ms10-061" text:style-name="Internet_20_link" text:visited-style-name="Visited_20_Internet_20_Link">https://learn.microsoft.com/en-us/security-updates/SecurityBulletins/2010/ms10-061</text:a></text:p>
      <text:p text:style-name="Standard">Propagation</text:p>
      <text:p text:style-name="Standard">Flame was likely spread through multiple ways and it contains multiple exploits for achieving initial infection such as by spear phishing over something like email or by infected flash drives or network devices. Once initial infection is achieved, there are several exploits that can be leveraged to move laterally like flaws in the print spooler service. </text:p>
      <text:p text:style-name="Standard">Detection</text:p>
      <text:p text:style-name="Standard">The user agent used in downloading some components is unique and can be used to identify communication by the malware. Being so large of a toolkit, there are many dll’s and payloads that can be detected by the file hash though it can run in memory so this would have to be analyzed in memory dumps. The malware also makes registry changes that can be detected. Variants like Flame 2.0 have been discovered that use stronger encryption and obfuscation but the methods to detect the hashes of the files and detect processes and network activity remain the same. </text:p>
      <text:p text:style-name="Standard"><text:a xlink:type="simple" xlink:href="https://web.archive.org/web/20120528142705/http://www.crysys.hu/skywiper/skywiper.pdf" text:style-name="Internet_20_link" text:visited-style-name="Visited_20_Internet_20_Link">https://web.archive.org/web/20120528142705/http://www.crysys.hu/skywiper/skywiper.pdf</text:a></text:p>
      <text:p text:style-name="Standard"><text:a xlink:type="simple" xlink:href="https://silascutler.com/uploads/Flame_2.0_Risen_from_the_Ashes.pdf" text:style-name="Internet_20_link" text:visited-style-name="Visited_20_Internet_20_Link">https://silascutler.com/uploads/Flame_2.0_Risen_from_the_Ashes.pdf</text:a></text:p>
      <text:p text:style-name="Standard"/>
      <text:h text:style-name="Heading_20_1" text:outline-level="1">Stuxnet</text:h>
      <text:p text:style-name="Standard">Stuxnet targeted SCADA systems and exploited vulnerabilities in Microsoft operating systems and Siemens Step7 program. It was originally given the name “Rootkit.Tmphider” by VirusBlokada, Symantec called it “W32.Temphid” then “W32.Stuxnet”. Exploits in Windows shortcuts go by MS10-046 and CVE-2010-2568 <text:span text:style-name="T1">which were also used in Flame </text:span><text:span text:style-name="T2">and others. </text:span><text:span text:style-name="T3">It also uses MS10-073/CVE-2010-2549 to elevate privileges on Windows. </text:span><text:span text:style-name="T4">It propagates with MS10-061/CVE-2010-2729 print spooler exploit and </text:span>MS08-067/CVE-2008-4250 <text:span text:style-name="T4">R</text:span><text:span text:style-name="T5">emote Procedure Call</text:span><text:span text:style-name="T4"> exploit.</text:span></text:p>
      <text:p text:style-name="Standard"/>
      <text:p text:style-name="Standard">Advisories</text:p>
      <text:p text:style-name="Standard"><text:a xlink:type="simple" xlink:href="https://attack.mitre.org/software/S0603/" text:style-name="Internet_20_link" text:visited-style-name="Visited_20_Internet_20_Link">https://attack.mitre.org/software/S0603/</text:a></text:p>
      <text:p text:style-name="Standard"><text:a xlink:type="simple" xlink:href="https://www.cisa.gov/news-events/ics-advisories/icsa-10-272-01" text:style-name="Internet_20_link" text:visited-style-name="Visited_20_Internet_20_Link">https://www.cisa.gov/news-events/ics-advisories/icsa-10-272-01</text:a></text:p>
      <text:p text:style-name="Standard"><text:a xlink:type="simple" xlink:href="https://web.archive.org/web/20120104215049/http://www.symantec.com/security_response/writeup.jsp?docid=2010-071400-3123-99" text:style-name="Internet_20_link" text:visited-style-name="Visited_20_Internet_20_Link">https://web.archive.org/web/20120104215049/http://www.symantec.com/security_response/writeup.jsp?docid=2010-071400-3123-99</text:a></text:p>
      <text:p text:style-name="Standard"><text:a xlink:type="simple" xlink:href="https://learn.microsoft.com/en-us/security-updates/SecurityBulletins/2010/ms10-046" text:style-name="Internet_20_link" text:visited-style-name="Visited_20_Internet_20_Link">https://learn.microsoft.com/en-us/security-updates/SecurityBulletins/2010/ms10-046</text:a></text:p>
      <text:p text:style-name="Standard"><text:a xlink:type="simple" xlink:href="https://nvd.nist.gov/vuln/detail/CVE-2010-2568" text:style-name="Internet_20_link" text:visited-style-name="Visited_20_Internet_20_Link">https://nvd.nist.gov/vuln/detail/CVE-2010-2568</text:a></text:p>
      <text:p text:style-name="Standard"><text:a xlink:type="simple" xlink:href="https://learn.microsoft.com/en-us/security-updates/securitybulletins/2010/ms10-073" text:style-name="Internet_20_link" text:visited-style-name="Visited_20_Internet_20_Link">https://learn.microsoft.com/en-us/security-updates/securitybulletins/2010/ms10-073</text:a></text:p>
      <text:p text:style-name="Standard"><text:a xlink:type="simple" xlink:href="https://nvd.nist.gov/vuln/detail/CVE-2010-2549" text:style-name="Internet_20_link" text:visited-style-name="Visited_20_Internet_20_Link">https://nvd.nist.gov/vuln/detail/CVE-2010-2549</text:a></text:p>
      <text:p text:style-name="Standard"><text:a xlink:type="simple" xlink:href="https://learn.microsoft.com/en-us/security-updates/SecurityBulletins/2010/ms10-061" text:style-name="Internet_20_link" text:visited-style-name="Visited_20_Internet_20_Link">https://learn.microsoft.com/en-us/security-updates/SecurityBulletins/2010/ms10-061</text:a></text:p>
      <text:p text:style-name="Standard"><text:a xlink:type="simple" xlink:href="https://nvd.nist.gov/vuln/detail/CVE-2010-2729" text:style-name="Internet_20_link" text:visited-style-name="Visited_20_Internet_20_Link">https://nvd.nist.gov/vuln/detail/CVE-2010-2729</text:a></text:p>
      <text:p text:style-name="Standard"><text:a xlink:type="simple" xlink:href="https://learn.microsoft.com/en-us/security-updates/SecurityBulletins/2008/ms08-067" text:style-name="Internet_20_link" text:visited-style-name="Visited_20_Internet_20_Link">https://learn.microsoft.com/en-us/security-updates/SecurityBulletins/2008/ms08-067</text:a></text:p>
      <text:p text:style-name="Standard"><text:a xlink:type="simple" xlink:href="https://nvd.nist.gov/vuln/detail/CVE-2008-4250" text:style-name="Internet_20_link" text:visited-style-name="Visited_20_Internet_20_Link"><text:soft-page-break/>https://nvd.nist.gov/vuln/detail/CVE-2008-4250</text:a></text:p>
      <text:p text:style-name="Standard"/>
      <text:p text:style-name="Standard">Propagation</text:p>
      <text:p text:style-name="Standard">The worm was spread to air gapped systems by infected flash drives that contained a shortcut file with an exploit to execute its payload. It also uses exploits in <text:span text:style-name="T6">the Print Spooler service and using </text:span><text:span text:style-name="T7">an exploit in </text:span>Remote Procedure Call to spread to and update other internal systems that wouldn’t have internet access. <text:span text:style-name="T8">Further propagation could be carried out by spreading to removable media or </text:span><text:span text:style-name="T9">later it unintentionally spread to an employee device that later connected to the internet </text:span><text:span text:style-name="T10">where it began to spread beyond its </text:span><text:span text:style-name="T11">original </text:span><text:span text:style-name="T10">scope.</text:span></text:p>
      <text:p text:style-name="Standard"/>
      <text:p text:style-name="Standard">Detection</text:p>
      <text:p text:style-name="P2">With its rootkit capabilities and limited <text:span text:style-name="T12">intent outside of specific control systems in </text:span><text:span text:style-name="T13">the target SCADA systems, Stuxnet mostly propagates and hides which makes it hard to detect but the CISA advisory describes many indicators of compromise including payload hashes </text:span><text:span text:style-name="T14">and </text:span><text:span text:style-name="T13">which files are modified by the malware </text:span><text:span text:style-name="T15">as well as their hashes</text:span><text:span text:style-name="T13">. </text:span><text:span text:style-name="T16">This lets infected users </text:span><text:span text:style-name="T17">detect the files and changes </text:span><text:span text:style-name="T18">in order to quarantine and remove the malware files and attempt to remove the rootkit. </text:span><text:span text:style-name="T19">There were variants that were created to speed up the spread of the malware but the detection remains the same.</text:span></text:p>
      <text:p text:style-name="Standard"/>
      <text:h text:style-name="Heading_20_1" text:outline-level="1">Opasrv</text:h>
      <text:p text:style-name="P3">Advisories</text:p>
      <text:p text:style-name="P3"><text:a xlink:type="simple" xlink:href="https://learn.microsoft.com/en-us/security-updates/securitybulletins/2000/ms00-072" text:style-name="Internet_20_link" text:visited-style-name="Visited_20_Internet_20_Link">https://learn.microsoft.com/en-us/security-updates/securitybulletins/2000/ms00-072</text:a></text:p>
      <text:p text:style-name="P3"/>
      <text:p text:style-name="Standard"><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Standard"><text:a xlink:type="simple" xlink:href="https://www.f-secure.com/v-descs/opasoft.shtml" text:style-name="Internet_20_link" text:visited-style-name="Visited_20_Internet_20_Link">https://www.f-secure.com/v-descs/opasoft.shtml</text:a></text:p>
      <text:p text:style-name="Standard"><text:a xlink:type="simple" xlink:href="http://virus.wikidot.com/opaserv" text:style-name="Internet_20_link" text:visited-style-name="Visited_20_Internet_20_Link">http://virus.wikidot.com/opaserv</text:a></text:p>
      <text:p text:style-name="Standard"><text:a xlink:type="simple" xlink:href="https://www.sophos.com/en-us/threat-center/threat-analyses/viruses-and-spyware/W32~Opaserv-O/detailed-analysis" text:style-name="Internet_20_link" text:visited-style-name="Visited_20_Internet_20_Link">https://www.sophos.com/en-us/threat-center/threat-analyses/viruses-and-spyware/W32~Opaserv-O/detailed-analysis</text:a></text:p>
      <text:p text:style-name="Standard"><text:a xlink:type="simple" xlink:href="https://www.microsoft.com/en-us/wdsi/threats/malware-encyclopedia-description?name=Win32%2FOpaserv" text:style-name="Internet_20_link" text:visited-style-name="Visited_20_Internet_20_Link">https://www.microsoft.com/en-us/wdsi/threats/malware-encyclopedia-description?name=Win32%2FOpaserv</text:a></text:p>
      <text:p text:style-name="Standard">Melissa</text:p>
      <text:p text:style-name="Standard"><text:a xlink:type="simple" xlink:href="https://www.trendmicro.com/vinfo/id/threat-encyclopedia/malware/W97M_MELISSA.FY" text:style-name="Internet_20_link" text:visited-style-name="Visited_20_Internet_20_Link">https://www.trendmicro.com/vinfo/id/threat-encyclopedia/malware/W97M_MELISSA.FY</text:a></text:p>
      <text:p text:style-name="Standard"><text:a xlink:type="simple" xlink:href="https://www.fbi.gov/news/stories/melissa-virus-20th-anniversary-032519" text:style-name="Internet_20_link" text:visited-style-name="Visited_20_Internet_20_Link">https://www.fbi.gov/news/stories/melissa-virus-20th-anniversary-032519</text:a></text:p>
      <text:p text:style-name="Standard">Koobface</text:p>
      <text:p text:style-name="Standard"><text:a xlink:type="simple" xlink:href="https://en.wikipedia.org/wiki/Koobface" text:style-name="Internet_20_link" text:visited-style-name="Visited_20_Internet_20_Link">https://en.wikipedia.org/wiki/Koobface</text:a></text:p>
      <text:p text:style-name="Standard"><text:a xlink:type="simple" xlink:href="https://www.kaspersky.com/resource-center/definitions/what-is-the-koobface-virus" text:style-name="Internet_20_link" text:visited-style-name="Visited_20_Internet_20_Link">https://www.kaspersky.com/resource-center/definitions/what-is-the-koobface-virus</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5:44:55.594483586</meta:creation-date>
    <dc:date>2025-01-29T13:41:09.324371936</dc:date>
    <meta:editing-duration>PT9H58M42S</meta:editing-duration>
    <meta:editing-cycles>152</meta:editing-cycles>
    <meta:generator>LibreOffice/24.8.2.1$MacOSX_AARCH64 LibreOffice_project/0f794b6e29741098670a3b95d60478a65d05ef13</meta:generator>
    <meta:document-statistic meta:table-count="0" meta:image-count="0" meta:object-count="0" meta:page-count="5" meta:paragraph-count="94" meta:word-count="1659" meta:character-count="13766" meta:non-whitespace-character-count="12197"/>
  </office:meta>
</office:document-meta>
</file>